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7E000000DEDEB14FD52CC4AD1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7cm" svg:height="2.683cm" draw:z-index="0"><draw:image xlink:href="Pictures/100000010000057E000000DEDEB14FD52CC4AD1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20:43:44.613477916</meta:creation-date>
    <dc:date>2023-11-13T17:58:53.457128775</dc:date>
    <meta:editing-duration>PT2M27S</meta:editing-duration>
    <meta:editing-cycles>5</meta:editing-cycles>
    <meta:generator>LibreOffice/7.4.7.2$Linux_X86_64 LibreOffice_project/4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